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4fd85"/>
    </style:style>
    <style:style style:name="T2" style:family="text">
      <style:text-properties officeooo:rsid="0016b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23324234</text:span><text:span text:style-name="T2">ffgdfdfgdfgdf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2:37:09.457764568</dc:date>
    <meta:editing-duration>PT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4" meta:non-whitespace-character-count="34"/>
  </office:meta>
</office:document-meta>
</file>